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08F3289A244FEF09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6.807cm" svg:y="7.001cm" svg:width="3.387cm" svg:height="3.387cm" draw:z-index="0"><draw:image xlink:href="Pictures/10000201000000800000008008F3289A244FEF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aniel Berthereau</meta:initial-creator>
    <meta:creation-date>2020-01-19T15:40:38.744730214</meta:creation-date>
    <dc:date>2020-01-19T15:41:30.383289968</dc:date>
    <dc:creator>Daniel Berthereau</dc:creator>
    <meta:editing-duration>PT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0.1$Linux_X86_64 LibreOffice_project/40$Build-2</meta:generator>
  </office:meta>
</office:document-meta>
</file>